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Normal">
      <style:text-properties officeooo:rsid="002b565b" officeooo:paragraph-rsid="002b565b"/>
    </style:style>
    <style:style style:name="P3" style:family="paragraph" style:parent-style-name="Title" style:master-page-name="MP0">
      <style:paragraph-properties style:page-number="auto" fo:break-before="page"/>
      <style:text-properties fo:font-size="18pt" fo:font-weight="bold" style:font-size-asian="18pt" style:font-weight-asian="bold"/>
    </style:style>
    <style:style style:name="P4" style:family="paragraph" style:parent-style-name="Normal">
      <style:text-properties officeooo:rsid="002c077a" officeooo:paragraph-rsid="002c077a"/>
    </style:style>
    <style:style style:name="P5" style:family="paragraph" style:parent-style-name="Normal">
      <style:text-properties officeooo:rsid="002dd6b9" officeooo:paragraph-rsid="002dd6b9"/>
    </style:style>
    <style:style style:name="P6" style:family="paragraph" style:parent-style-name="Normal">
      <style:text-properties officeooo:rsid="002fff8f" officeooo:paragraph-rsid="002fff8f"/>
    </style:style>
    <style:style style:name="P7" style:family="paragraph" style:parent-style-name="Normal">
      <style:text-properties officeooo:rsid="0031479d" officeooo:paragraph-rsid="0031479d"/>
    </style:style>
    <style:style style:name="P8" style:family="paragraph" style:parent-style-name="Normal">
      <style:text-properties officeooo:rsid="003358e5" officeooo:paragraph-rsid="003a7da6"/>
    </style:style>
    <style:style style:name="P9" style:family="paragraph" style:parent-style-name="Normal">
      <style:text-properties officeooo:rsid="0035f2ec" officeooo:paragraph-rsid="0035f2ec"/>
    </style:style>
    <style:style style:name="P10" style:family="paragraph" style:parent-style-name="Normal">
      <style:text-properties officeooo:paragraph-rsid="0036338a"/>
    </style:style>
    <style:style style:name="P11" style:family="paragraph" style:parent-style-name="Normal">
      <style:text-properties officeooo:rsid="0037aae2" officeooo:paragraph-rsid="0037aae2"/>
    </style:style>
    <style:style style:name="P12" style:family="paragraph" style:parent-style-name="Normal">
      <style:text-properties officeooo:paragraph-rsid="0037aae2"/>
    </style:style>
    <style:style style:name="P13" style:family="paragraph" style:parent-style-name="Normal">
      <style:text-properties officeooo:rsid="003a7da6" officeooo:paragraph-rsid="003a7da6"/>
    </style:style>
    <style:style style:name="P14" style:family="paragraph" style:parent-style-name="Normal">
      <style:text-properties officeooo:rsid="003b53e9" officeooo:paragraph-rsid="003b53e9"/>
    </style:style>
    <style:style style:name="P15" style:family="paragraph" style:parent-style-name="Normal">
      <style:text-properties officeooo:rsid="003b6b8c" officeooo:paragraph-rsid="003b6b8c"/>
    </style:style>
    <style:style style:name="P16" style:family="paragraph" style:parent-style-name="Normal">
      <style:text-properties officeooo:rsid="003cd534" officeooo:paragraph-rsid="003cd534"/>
    </style:style>
    <style:style style:name="P17" style:family="paragraph" style:parent-style-name="Normal">
      <style:text-properties officeooo:rsid="003d1d52" officeooo:paragraph-rsid="003d1d52"/>
    </style:style>
    <style:style style:name="P18" style:family="paragraph" style:parent-style-name="Normal">
      <style:text-properties officeooo:paragraph-rsid="003d1d52"/>
    </style:style>
    <style:style style:name="P19" style:family="paragraph" style:parent-style-name="Normal">
      <style:paragraph-properties fo:break-before="page"/>
      <style:text-properties officeooo:paragraph-rsid="002dd6b9"/>
    </style:style>
    <style:style style:name="P20" style:family="paragraph" style:parent-style-name="Normal">
      <style:paragraph-properties fo:break-before="page"/>
      <style:text-properties officeooo:rsid="003358e5" officeooo:paragraph-rsid="003a7da6"/>
    </style:style>
    <style:style style:name="P21" style:family="paragraph" style:parent-style-name="Normal">
      <style:paragraph-properties fo:break-before="page"/>
      <style:text-properties officeooo:paragraph-rsid="0036338a"/>
    </style:style>
    <style:style style:name="P22" style:family="paragraph" style:parent-style-name="Normal">
      <style:paragraph-properties fo:break-before="page"/>
      <style:text-properties officeooo:paragraph-rsid="003b53e9"/>
    </style:style>
    <style:style style:name="T1" style:family="text">
      <style:text-properties officeooo:rsid="002b565b"/>
    </style:style>
    <style:style style:name="T2" style:family="text">
      <style:text-properties officeooo:rsid="002c7c02"/>
    </style:style>
    <style:style style:name="T3" style:family="text">
      <style:text-properties officeooo:rsid="002cc7e1"/>
    </style:style>
    <style:style style:name="T4" style:family="text">
      <style:text-properties officeooo:rsid="002dd6b9"/>
    </style:style>
    <style:style style:name="T5" style:family="text">
      <style:text-properties officeooo:rsid="002e27db"/>
    </style:style>
    <style:style style:name="T6" style:family="text">
      <style:text-properties officeooo:rsid="00316043"/>
    </style:style>
    <style:style style:name="T7" style:family="text">
      <style:text-properties officeooo:rsid="0036338a"/>
    </style:style>
    <style:style style:name="T8" style:family="text">
      <style:text-properties officeooo:rsid="0037aae2"/>
    </style:style>
    <style:style style:name="T9" style:family="text">
      <style:text-properties officeooo:rsid="003960bd"/>
    </style:style>
    <style:style style:name="T10" style:family="text">
      <style:text-properties officeooo:rsid="003b53e9"/>
    </style:style>
    <style:style style:name="T11" style:family="text">
      <style:text-properties officeooo:rsid="003b6b8c"/>
    </style:style>
    <style:style style:name="T12" style:family="text">
      <style:text-properties officeooo:rsid="003d1d5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ssembly Tutorial Lesson #14</text:p>
      <text:p text:style-name="Subtitle">Mouse and Joysticks</text:p>
      <text:p text:style-name="Normal">[Title slide]</text:p>
      <text:p text:style-name="Normal">Hi there! This is Matt Heffernan. Welcome back to my channel. This is the f<text:span text:style-name="T1">if</text:span>teenth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learned the fundamentals of assembly programming by going through the entire 65C02 instruction set and examining how each instruction works and so far learning some basics of handling graphics <text:span text:style-name="T1">by working with both PETSCII text and graphical tiles. The VERA display adapter for the X16 can configure one of its two layers to be text, tiles, or a monolithic bitmap, where every pixel needs to be allocated in a contiguous segment of VRAM. This is a great option for creating detailed backgrounds, but bitmaps can also be manipulated on the fly.</text:span></text:p>
      <text:p text:style-name="P2">In this episode were going to learn how to configure VERA layers to display bitmaps, <text:s/>create and load them into VRAM, and then draw on the bitmap directly during execution.</text:p>
      <text:p text:style-name="P2">[cut to slide 2 – bitmap modes]</text:p>
      <text:p text:style-name="P4">In my earlier episode on tiles, we saw some of the graphics modes available when configuring the VERA. There are two layers, with layer 0 behind layer 1. By default, layer 1 has text that is tied to the BASIC interpreter and layer 0 is disabled. Either of them can be configured to be bitmaps instead, and rather than being comprised of separate maps and tile sets they can reference a single segment of VRAM containing a bitmap that can be interpreted as either 320 or 640 pixels wide. <text:span text:style-name="T2">The bitmaps are formatted just like big tiles, but have no limit to the number of rows of pixels. Each bitmap layer has a fixed color depth, one of the four supported by VERA, and a single palette offset applied to the entire bitmap. </text:span><text:span text:style-name="T3">Unlike tile layers, bitmaps can’t be scrolled, and will be fixed to the upper left corner of the display. This means that it is impossible to display </text:span><text:span text:style-name="T4">any rows beyond the display height.</text:span></text:p>
      <text:p text:style-name="P5">[cut to slide 3 – bitmap widths]</text:p>
      <text:p text:style-name="P5">If you have a bitmap layer that’s 320 pixels wide, it’s possible that the display is actually wider, meaning that the bitmap will repeat horizontally. You also need to make sure that the bitmap is tall enough to take up the space that will be visible. Otherwise, you could end up with garbage at the bottom. However, that can be covered with tiles from a higher layer or sprites.</text:p>
      <text:p text:style-name="P5">On the other end, if your display is narrower than your bitmap, it will be cropped to the upper left corner, and you can’t scroll to recenter it like you could with a tile map.</text:p>
      <text:p text:style-name="P19"><text:span text:style-name="T4">[cut to slide 4 – </text:span><text:span text:style-name="T5">config</text:span><text:span text:style-name="T4">]</text:span></text:p>
      <text:p text:style-name="P6">We’ve already seen how to use the layer configuration registers to set up tile layers, and we use the same ones to define bitmap layers. In the CONFIG register, we don’t need to worry about setting the map dimensions or the T256 bit, but you will need to make sure the Bitmap Mode bit is set, at bit 2. Bits 1 and 0 are used for the color depth just the same as with tile modes.</text:p>
      <text:p text:style-name="P6">When in bitmap mode, the TILEBASE register is used to define the starting address of the bitmap in VRAM, which is placed in the Tile Base Address, requiring a 2kB alignment, just like a tile set. The Tile Height bit is unused, but the Tile Width bit at the low end is used to indicate whether the bitmap is 320 or 640 pixels wide. Keeping it clear uses the default width of 320, which we will see is generally a better option than 640 when VRAM space is in short supply.</text:p>
      <text:p text:style-name="P6">Finally, since bitmap layers can’t scroll, they can use the high horizontal scroll register to set the palette offset. Unlike tile layers, you can’t have multiple offsets represented in a single layer. It’s effectively a map of one, big tile.</text:p>
      <text:p text:style-name="P7">[cut to slide 5 – 1bpp]</text:p>
      <text:p text:style-name="P7">1bpp layers work a bit differently for bitmaps than they do for tile layers. Instead of text glyphs that can have individual color specifications, set bits in the bitmap will all be rendered in the same color, and clear bits will all be transparent. If the palette offset is zero, then color index 1 will be used for set bits, which will be white by default. You can then change the palette offset to use index 17, 33, or any other index that comes after a multiple of 16. As we saw earlier, we only have one color to pick for the whole bitmap, so choose carefully. But even with just white on black, you have a capability that can recreate the original Apple Macintosh or support legacy environments like GEOS, which will be part of the X16 ROM.</text:p>
      <text:p text:style-name="P7">[cut to slide 6 – other depths]</text:p>
      <text:p text:style-name="P7">The other three color depths work pretty much the same as they do with tile layers, but there are different constraints to consider. <text:span text:style-name="T6">2Bpp gives you 4 colors, and that is as deep as you can go and still have sufficient VRAM to fill a full 640x480 display. You can fill 320x240 displays with any color depth, but at 640 pixels wide, you will need to either constrain the height of the display through scaling or fill in the bottom with tiles or sprites to hide the inevitable garbage. So even though the VERA appears to be an SVGA display adapter, it simply doesn’t have the VRAM to fully accomplish it. You will consume nearly all of your available VRAM after 202 rows of 8bpp pixels at a width of 640, which means you have a lot to cover up and little remaining VRAM to do it if your display is 480 pixels high.</text:span></text:p>
      <text:p text:style-name="P8">This is why, for anything other than text-based applications, it is generally advisable to stick with scaling the display to 320x240, which will look better on interlaced displays, anyway, in addition to being a better use of your available VRAM.</text:p>
      <text:p text:style-name="P20">[cut to slide 7 – palette offsets]</text:p>
      <text:p text:style-name="P9">Palette offsets work pretty much the same way for bitmaps as they they do for tiles, except that 1bpp bitmaps require palette offsets, too, unlike 1bpp text tiles. Pixels using color index zero is always transparent for any color depth or offset, while other pixels will be mapped to colors at the current offset. The one exception for bitmaps is that 8bpp bitmaps have a… let’s call it a feature, where if you have a non-zero palette offset, color indexes 1 through 15 will be remapped, but zero is still <text:s/>transparent and indexes 16 and higher will use the expected 256-color palette mappings. There may be some unique use cases for this behavior, but in general you want to make sure 8bpp bitmaps are configured for palette offset zero. Also, as we saw earlier, 1bpp bitmaps can only use the colors in the <text:span text:style-name="T7">1 column of the palette, based on the offset.</text:span></text:p>
      <text:p text:style-name="P10"/>
      <text:p text:style-name="P21"><text:span text:style-name="T7">[cut to slide 8 – </text:span><text:span text:style-name="T8">draw vertical line</text:span><text:span text:style-name="T7">]</text:span></text:p>
      <text:p text:style-name="P11">Now, let’s look at a case study where we can programmatically draw on a bitmap layer, in this case by drawing a simple vertical line. We’re going to assume that there is a <text:span text:style-name="T9">4bpp </text:span>bitmap layer that is 320x240 that starts at hex 04000 in VRAM. Our subroutine is going to get the color of the line from the value in A, the starting row in X, the length of the line in Y, and then the column index in a global word in RAM.</text:p>
      <text:p text:style-name="P12"><text:span text:style-name="T8">So let’s start by allocating a global variable called column that will be used as input, followed by some more variables that we are going to use inside the subroutine, which we have labeled draw_vert. </text:span><text:span text:style-name="T9">We start by storing the arguments in A and X into the color and start_row variables, respectively. As you can see above, start_row is a full 16-bit word, so we need to finish initializing that by storing a zero to the upper byte. Then we get into the first green segment of the code where we initialize the mask variable to have the lower nybble clear and then we check the low bit of column to see whether it is odd or even. If it is odd, then the mask and color variables are good to go, so we can branch ahead to @set_addr. Otherwise, column is even, so we need to modify the upper nybbles of the bytes where we are going to draw the line. So, we have a little loop to shift mask to the right and color to the left, both by 4 bits.</text:span></text:p>
      <text:p text:style-name="P13">Once we get to the red code starting at @set_addr, mask is set to clear out the target nybble and the value in color can be OR’d in to replace it. At this point, we start building up our starting VRAM address in column by taking the value there are dividing it by 2. This is because we have two pixels in each byte, one in each nybble, so the column index will be twice the byte offset we need for each row. So, we do the division by doing a 16-bit shift to the right, letting that low bit we already tested fall off, as we don’t need it anymore.</text:p>
      <text:p text:style-name="P13">Then we get into some purple code where we have a loop to multiply start_row by 32. We do this because we effectively need to multiply it by 160, as each row of 320 pixels will be stored in 160 bytes. Shifting to the left by 5 bits will accomplish the multiplication by 32, which we can then add to the value in column in the following green code. To get the full multiplication by 160, we need to further add the value of the original start_row times 128, so that means shifting to the left by two more bits, which do in the next segment of purple code.</text:p>
      <text:p text:style-name="P13">Now we need to add that again to column in the green code to the right, just as we did before, but this time we add an additional hex 40 to the upper byte of column to get our final address. This is because our bitmap starts at hex 4000, as we said earlier, and now we have the VRAM address of the first pixel we need to modify in column.</text:p>
      <text:p text:style-name="P13">We go into some new black code to set up the VERA address registers for data port zero to use this address. In the bank register we know that our VRAM bank is zero, so we just need to set the stride value in the upper nybble. In this case, we want a stride of 160 so that each successive access of the port will be for the pixels directly underneath the previous ones. We need to be able to read each byte <text:span text:style-name="T10">from port zero</text:span>, and then put in the updated pixel colors, so that means we’ll need to use data port 1 for writing the updated byte to VRAM, striding along every 160 bytes in synch with port zero. <text:span text:style-name="T10">So in the following red code, we set up data port 1 to the same address and stride, then finally get to our drawing loop in the blue code. </text:span></text:p>
      <text:p text:style-name="P14">There we read in a byte from VRAM, clear out the target nybble by AND-ing it with mask, then setting the new color by OR-ing it with the color value. Then we store the updated byte into port 1 and keep going until Y, which still has the length at the beginning of the loop, finally decrements down to zero, and we can return.</text:p>
      <text:p text:style-name="P22"><text:span text:style-name="T10">[cut to </text:span><text:span text:style-name="T11">slide 9 - example</text:span><text:span text:style-name="T10">]</text:span></text:p>
      <text:p text:style-name="P15">While that code is a good example of how to do drawing and use those bitmap-specific stride values, in most cases you’ll want to just load a static bitmap into VRAM from a file. So our example program will do just that, then modify the palette so that we can use the bitmap layer’s palette offset to repeatedly fade the bitmap in and out. It’s not terribly practical, but these kinds of effects are something you might want to do in a game so that you can fade into and out of scenes or splash screens.</text:p>
      <text:p text:style-name="P15">So let’s go check out this code in the text editor.</text:p>
      <text:p text:style-name="P15">[cut to Atom – zoomed to 25 lines]</text:p>
      <text:p text:style-name="P16">We, of course, start with the segment preamble and jump start then some constants, starting with the IRQ RAM vector.</text:p>
      <text:p text:style-name="P16">[scroll to VERA]</text:p>
      <text:p text:style-name="P16">We have all the same VERA register addresses and values we’ve been using in this series, with the addition of an alias for the layer zero bitmap palette offset register. Then we have some Kernal methods, starting with IOINIT, which is making its first appearance in this series. We’ll see how that works soon, but as for the rest, they are all old friends now.</text:p>
      <text:p text:style-name="P17">[scroll to PETSCII]</text:p>
      <text:p text:style-name="P18"><text:span text:style-name="T12">we only need to worry about a single PETSCII character, the Q key, as that’s what we’ll use to quit and return to BASIC. Then we define the VRAM addresses we’ll need, starting with hex 04000, which is where we are going to be loading our bitmap. As we are going to use a 320x240 4bpp bitmap, this will allow it to fit in nicely between the layer 1 text map and the PETSCII character set glyphs. We won’t be using them in our program, but it’s nice to know they’ll still be there.</text:span></text:p>
      <text:p text:style-name="P17">Then we have all of our global data, starting with the word where we are going to store the default IRQ vector. Then we have a variable to hold the current palette offset and a counter for ticking down each VSYNC cycle, with a constant for the number of ticks we use for resetting the counter each time it gets down to zero and we change the palette offset. We will be fading in and out, so we need to change the direction that we are updating the offset, either incrementing while going forward, then going in reverse by setting a flag to have the offset start decrementing.</text:p>
      <text:p text:style-name="P17">Then we have the filenames for our bitmap and palette data, with end labels to help the assembler calculate their lengths. Finally, we allocate a 32-byte buffer to hold 16 color values that will represent an entire palette offset.</text:p>
      <text:p text:style-name="P17">[scroll to start]</text:p>
      <text:p text:style-name="P17"/>
      <text:p text:style-name="P1">[Start loading and running PATREON.PRG]</text:p>
      <text:p text:style-name="Normal">If you don’t want to miss any episodes in the future, make sure you subscribe to my channel and click the bell to get notified when they come out. If this episode taught you anything, please click the Like button, and if you have any questions, please put them in the comments and that can influence how future episodes are made.</text:p>
      <text:p text:style-name="Normal">If you can’t wait for the videos to go public, become a patron 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p>
      <text:p text:style-name="Normal"/>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Normal" style:class="text">
      <style:paragraph-properties fo:margin-top="0in" fo:margin-bottom="0.0972in" loext:contextual-spacing="false" fo:line-height="115%" fo:hyphenation-ladder-count="no-limit"/>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loext:hyphenation-no-caps="false"/>
    </style:style>
    <style:style style:name="Title" style:family="paragraph" style:parent-style-name="Normal" style:next-style-name="Normal" style:class="chapter">
      <style:paragraph-properties fo:margin-top="0in" fo:margin-bottom="0in" loext:contextual-spacing="false"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loext:hyphenation-no-caps="false"/>
    </style:style>
    <style:style style:name="Subtitle" style:family="paragraph" style:parent-style-name="Normal" style:next-style-name="Normal" style:class="chapter">
      <style:paragraph-properties fo:hyphenation-ladder-count="no-limit"/>
      <style:text-properties fo:color="#5a5a5a" fo:letter-spacing="0.0102in" style:font-name-asian="Times New Roman" style:font-family-asian="'Times New Roman'" style:font-family-generic-asian="roman" style:font-pitch-asian="variable" fo:hyphenate="false" loext:hyphenation-no-caps="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fo:letter-spacing="0.0102in" style:font-name-asian="Times New Roman" style:font-family-asian="'Times New Roman'" style:font-family-generic-asian="roman"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dc:description/>
    <dc:subject/>
    <meta:initial-creator>MATTHEW HEFFERNAN</meta:initial-creator>
    <meta:creation-date>2021-03-04T14:31:00Z</meta:creation-date>
    <dc:date>2021-04-09T15:36:31.681161303</dc:date>
    <meta:editing-cycles>259</meta:editing-cycles>
    <meta:editing-duration>PT20H8M56S</meta:editing-duration>
    <meta:document-statistic meta:table-count="0" meta:image-count="0" meta:object-count="0" meta:page-count="6" meta:paragraph-count="45" meta:word-count="2611" meta:character-count="13857" meta:non-whitespace-character-count="11280"/>
    <meta:template xlink:type="simple" xlink:actuate="onRequest" xlink:title="" xlink:href="../../Lesson14/Lesson14_script.odt/Normal.dotm"/>
  </office:meta>
</office:document-meta>
</file>